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bcc0d" officeooo:paragraph-rsid="000bcc0d" style:font-size-asian="10.5pt"/>
    </style:style>
    <style:style style:name="P2" style:family="paragraph" style:parent-style-name="Standard">
      <style:text-properties fo:language="fr" fo:country="FR" officeooo:rsid="000bcc0d" officeooo:paragraph-rsid="00115899" style:font-size-asian="10.5pt"/>
    </style:style>
    <style:style style:name="P3" style:family="paragraph" style:parent-style-name="Standard">
      <style:text-properties fo:language="fr" fo:country="FR" officeooo:rsid="00111767" officeooo:paragraph-rsid="00115899" style:font-size-asian="16pt"/>
    </style:style>
    <style:style style:name="P4" style:family="paragraph" style:parent-style-name="Standard">
      <style:text-properties fo:font-size="16pt" fo:language="fr" fo:country="FR" officeooo:rsid="000bcc0d" officeooo:paragraph-rsid="000bcc0d" style:font-size-asian="16pt" style:font-size-complex="16pt"/>
    </style:style>
    <style:style style:name="P5" style:family="paragraph" style:parent-style-name="Standard">
      <style:text-properties fo:font-size="16pt" fo:language="fr" fo:country="FR" officeooo:rsid="000bcc0d" officeooo:paragraph-rsid="00115899" style:font-size-asian="16pt" style:font-size-complex="16pt"/>
    </style:style>
    <style:style style:name="P6" style:family="paragraph" style:parent-style-name="Standard">
      <style:text-properties fo:font-size="16pt" fo:language="fr" fo:country="FR" officeooo:rsid="00111767" officeooo:paragraph-rsid="00111767" style:font-size-asian="16pt" style:font-size-complex="16pt"/>
    </style:style>
    <style:style style:name="P7" style:family="paragraph" style:parent-style-name="Standard">
      <style:text-properties fo:font-size="16pt" fo:language="fr" fo:country="FR" officeooo:rsid="00111767" officeooo:paragraph-rsid="00115899" style:font-size-asian="16pt" style:font-size-complex="16pt"/>
    </style:style>
    <style:style style:name="P8" style:family="paragraph" style:parent-style-name="Standard">
      <style:text-properties fo:font-size="16pt" fo:language="fr" fo:country="FR" officeooo:rsid="0012736b" officeooo:paragraph-rsid="0012736b" style:font-size-asian="16pt" style:font-size-complex="16pt"/>
    </style:style>
    <style:style style:name="P9" style:family="paragraph" style:parent-style-name="Standard">
      <style:text-properties style:font-name="FreeMono" fo:language="fr" fo:country="FR" officeooo:rsid="00111767" officeooo:paragraph-rsid="00111767" fo:background-color="#b2b2b2" style:font-size-asian="10.5pt"/>
    </style:style>
    <style:style style:name="P10" style:family="paragraph" style:parent-style-name="Standard">
      <style:text-properties style:font-name="FreeMono" fo:language="fr" fo:country="FR" officeooo:rsid="00111767" officeooo:paragraph-rsid="00111767" fo:background-color="#dddddd" style:font-size-asian="10.5pt"/>
    </style:style>
    <style:style style:name="P11" style:family="paragraph" style:parent-style-name="Standard">
      <style:text-properties style:font-name="FreeMono" fo:language="fr" fo:country="FR" officeooo:rsid="00111767" officeooo:paragraph-rsid="00115899" fo:background-color="#dddddd" style:font-size-asian="10.5pt"/>
    </style:style>
    <style:style style:name="P12" style:family="paragraph" style:parent-style-name="Standard">
      <style:text-properties style:font-name="FreeMono" fo:language="fr" fo:country="FR" officeooo:rsid="00115899" officeooo:paragraph-rsid="00115899" fo:background-color="#dddddd" style:font-size-asian="10.5pt"/>
    </style:style>
    <style:style style:name="P13" style:family="paragraph" style:parent-style-name="Standard">
      <style:text-properties style:font-name="Liberation Serif" fo:font-size="16pt" fo:language="fr" fo:country="FR" officeooo:rsid="0012736b" officeooo:paragraph-rsid="0012736b" style:font-size-asian="16pt" style:font-size-complex="16pt"/>
    </style:style>
    <style:style style:name="P14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16pt" fo:language="fr" fo:country="FR" officeooo:rsid="000bcc0d" officeooo:paragraph-rsid="0012736b" style:font-size-asian="16pt" style:font-size-complex="16pt"/>
    </style:style>
    <style:style style:name="P15" style:family="paragraph" style:parent-style-name="Standard" style:master-page-name="">
      <style:paragraph-properties fo:margin-left="0.25in" fo:margin-right="0in" fo:text-indent="0in" style:auto-text-indent="false" style:page-number="auto"/>
      <style:text-properties fo:font-size="16pt" fo:language="fr" fo:country="FR" officeooo:rsid="000bcc0d" officeooo:paragraph-rsid="00115899" style:font-size-asian="16pt" style:font-size-complex="16pt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Liberation Serif" fo:font-size="16pt" fo:language="fr" fo:country="FR" officeooo:rsid="000bcc0d" officeooo:paragraph-rsid="0012736b" fo:background-color="transparent" style:font-size-asian="16pt" style:font-size-complex="16pt"/>
    </style:style>
    <style:style style:name="P17" style:family="paragraph" style:parent-style-name="Standard" style:master-page-name="">
      <style:paragraph-properties fo:margin-left="0.25in" fo:margin-right="0in" fo:text-indent="-0.25in" style:auto-text-indent="false" style:page-number="auto"/>
      <style:text-properties fo:font-size="16pt" fo:language="fr" fo:country="FR" officeooo:rsid="0012736b" officeooo:paragraph-rsid="0012736b" style:font-size-asian="16pt" style:font-size-complex="16pt"/>
    </style:style>
    <style:style style:name="P18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FreeMono" fo:font-size="16pt" fo:language="fr" fo:country="FR" officeooo:rsid="00111767" officeooo:paragraph-rsid="00115899" style:font-size-asian="16pt" style:font-size-complex="16pt"/>
    </style:style>
    <style:style style:name="P19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font-name="FreeMono" fo:font-size="16pt" fo:language="fr" fo:country="FR" officeooo:rsid="00111767" officeooo:paragraph-rsid="00111767" style:font-size-asian="16pt" style:font-size-complex="16pt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FreeMono" fo:font-size="16pt" fo:language="fr" fo:country="FR" officeooo:rsid="00111767" officeooo:paragraph-rsid="00115899" style:font-size-asian="16pt" style:font-size-complex="16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style:font-name="FreeMono" fo:font-size="16pt" fo:language="fr" fo:country="FR" officeooo:rsid="00111767" officeooo:paragraph-rsid="00111767" style:font-size-asian="16pt" style:font-size-complex="16pt"/>
    </style:style>
    <style:style style:name="P22" style:family="paragraph" style:parent-style-name="Standard">
      <style:text-properties style:font-name="FreeMono" fo:language="fr" fo:country="FR" officeooo:rsid="00111767" officeooo:paragraph-rsid="00111767" fo:background-color="#b2b2b2" style:font-size-asian="10.5pt"/>
    </style:style>
    <style:style style:name="T1" style:family="text">
      <style:text-properties officeooo:rsid="00111767"/>
    </style:style>
    <style:style style:name="T2" style:family="text">
      <style:text-properties fo:color="#9900ff"/>
    </style:style>
    <style:style style:name="T3" style:family="text">
      <style:text-properties fo:color="#0000ff"/>
    </style:style>
    <style:style style:name="T4" style:family="text">
      <style:text-properties fo:color="#801900"/>
    </style:style>
    <style:style style:name="T5" style:family="text">
      <style:text-properties officeooo:rsid="00115899"/>
    </style:style>
    <style:style style:name="T6" style:family="text">
      <style:text-properties style:font-name="FreeMono" officeooo:rsid="00111767"/>
    </style:style>
    <style:style style:name="T7" style:family="text">
      <style:text-properties fo:font-weight="normal" officeooo:rsid="0012736b" style:font-weight-asian="normal" style:font-weight-complex="normal"/>
    </style:style>
    <style:style style:name="T8" style:family="text">
      <style:text-properties fo:font-weight="normal" officeooo:rsid="00146e41" style:font-weight-asian="normal" style:font-weight-complex="normal"/>
    </style:style>
    <style:style style:name="T9" style:family="text">
      <style:text-properties officeooo:rsid="0012736b"/>
    </style:style>
    <style:style style:name="T10" style:family="text">
      <style:text-properties fo:font-style="italic" officeooo:rsid="0012736b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2736b" style:font-style-asian="italic" style:font-weight-asian="bold" style:font-style-complex="italic" style:font-weight-complex="bold"/>
    </style:style>
    <style:style style:name="T13" style:family="text">
      <style:text-properties fo:font-size="16pt" style:font-size-complex="16pt"/>
    </style:style>
    <style:style style:name="T14" style:family="text">
      <style:text-properties fo:font-size="16pt" officeooo:rsid="0012736b" style:font-size-complex="16pt"/>
    </style:style>
    <style:style style:name="T15" style:family="text">
      <style:text-properties fo:font-size="16pt" fo:font-style="italic" fo:font-weight="bold" style:font-style-asian="italic" style:font-weight-asian="bold" style:font-size-complex="1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- La <text:span text:style-name="T11">suite de Fibonacci</text:span> est une suite d'entiers dans laquelle chaque terme est la somme des deux termes qui le précèdent. Elle commence généralement par les termes 0 et 1 et ses premiers termes sont : 0, 1, 1, 2, 3, 5, 8, 13, 21, etc.</text:p>
      <text:p text:style-name="P8"/>
      <text:p text:style-name="P14">Écrire un algorithme demandant à l'utilisateur un nombre <text:span text:style-name="T12">N</text:span>. L'algorithme doit ensuite afficher <text:span text:style-name="T7">le </text:span><text:span text:style-name="T12">N</text:span><text:span text:style-name="T7">-ième terme de la suite de Fibonacci</text:span>.</text:p>
      <text:p text:style-name="P8"/>
      <text:p text:style-name="P6"/>
      <text:p text:style-name="P6"><text:span text:style-name="T9">2- </text:span>On suppose disposer de la fonction :</text:p>
      <text:p text:style-name="P6"/>
      <text:p text:style-name="P19"><text:span text:style-name="T2">function</text:span> etoile(nomb) { </text:p>
      <text:p text:style-name="P21"><text:s text:c="2"/><text:span text:style-name="T3">var</text:span> ets = <text:span text:style-name="T4">""</text:span>; </text:p>
      <text:p text:style-name="P21"><text:s text:c="2"/><text:span text:style-name="T3">for</text:span>(<text:span text:style-name="T3">var</text:span> i = 1; i &lt;= nomb; i++){ </text:p>
      <text:p text:style-name="P21"><text:s text:c="2"/><text:tab/>ets += <text:span text:style-name="T4">"*"</text:span>; </text:p>
      <text:p text:style-name="P21"><text:s text:c="2"/>} </text:p>
      <text:p text:style-name="P21"><text:s text:c="2"/><text:span text:style-name="T3">return</text:span> ets; </text:p>
      <text:p text:style-name="P21">}</text:p>
      <text:p text:style-name="P4"/>
      <text:p text:style-name="P15"><text:span text:style-name="T5">En utilisant la fonction </text:span><text:span text:style-name="T6">etoile, </text:span><text:span text:style-name="T5">é</text:span>crire un algorithme <text:span text:style-name="T1">affichant le text suivant :</text:span> </text:p>
      <text:p text:style-name="P1"/>
      <text:p text:style-name="P10">* <text:s text:c="13"/></text:p>
      <text:p text:style-name="P10">** <text:s text:c="12"/></text:p>
      <text:p text:style-name="P10">*** <text:s text:c="11"/></text:p>
      <text:p text:style-name="P10">**** <text:s text:c="10"/></text:p>
      <text:p text:style-name="P10">***** <text:s text:c="9"/></text:p>
      <text:p text:style-name="P10">***** <text:s text:c="9"/></text:p>
      <text:p text:style-name="P10">**** <text:s text:c="10"/></text:p>
      <text:p text:style-name="P10">*** <text:s text:c="11"/></text:p>
      <text:p text:style-name="P10">** <text:s text:c="12"/></text:p>
      <text:p text:style-name="P10">* <text:s text:c="13"/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2.5in" fo:margin-bottom="0.7874in" fo:margin-left="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57:01.394494829</meta:creation-date>
    <dc:date>2016-02-17T13:36:54.496078907</dc:date>
    <meta:editing-duration>PT55M9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121" meta:character-count="750" meta:non-whitespace-character-count="512"/>
  </office:meta>
</office:document-meta>
</file>